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formula="of:=COM.MICROSOFT.CONCAT(&quot;motorZUp&quot;;[.B72])" office:value-type="string" office:string-value="motorZUpMR" calcext:value-type="string">
            <text:p>motorZUpMR</text:p>
          </table:table-cell>
          <table:table-cell table:formula="of:=COM.MICROSOFT.CONCAT(&quot;%QX0.0.1.&quot;;[.G72])" office:value-type="string" office:string-value="%QX0.0.1.121" calcext:value-type="string">
            <text:p>%QX0.0.1.121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motorZUpMR&quot; address=&quot;%QX0.0.1.121&quot;&gt;&lt;type&gt;                 &lt;BOOL/&gt;               &lt;/type&gt; &lt;/variable&gt;" calcext:value-type="string">
            <text:p>&lt;variable name="motorZUpMR" address="%QX0.0.1.12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formula="of:=COM.MICROSOFT.CONCAT(&quot;motorZDown&quot;;[.B73])" office:value-type="string" office:string-value="motorZDownMR" calcext:value-type="string">
            <text:p>motorZDownMR</text:p>
          </table:table-cell>
          <table:table-cell table:formula="of:=COM.MICROSOFT.CONCAT(&quot;%QX0.0.1.&quot;;[.G73])" office:value-type="string" office:string-value="%QX0.0.1.122" calcext:value-type="string">
            <text:p>%QX0.0.1.122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motorZDownMR&quot; address=&quot;%QX0.0.1.122&quot;&gt;&lt;type&gt;                 &lt;BOOL/&gt;               &lt;/type&gt; &lt;/variable&gt;" calcext:value-type="string">
            <text:p>&lt;variable name="motorZDownMR" address="%QX0.0.1.12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formula="of:=COM.MICROSOFT.CONCAT(&quot;motorYUp&quot;;[.B74])" office:value-type="string" office:string-value="motorYUpMR" calcext:value-type="string">
            <text:p>motorYUpMR</text:p>
          </table:table-cell>
          <table:table-cell table:formula="of:=COM.MICROSOFT.CONCAT(&quot;%QX0.0.1.&quot;;[.G74])" office:value-type="string" office:string-value="%QX0.0.1.120" calcext:value-type="string">
            <text:p>%QX0.0.1.120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motorYUpMR&quot; address=&quot;%QX0.0.1.120&quot;&gt;&lt;type&gt;                 &lt;BOOL/&gt;               &lt;/type&gt; &lt;/variable&gt;" calcext:value-type="string">
            <text:p>&lt;variable name="motorYUpMR" address="%QX0.0.1.1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formula="of:=COM.MICROSOFT.CONCAT(&quot;motorYDown&quot;;[.B75])" office:value-type="string" office:string-value="motorYDownMR" calcext:value-type="string">
            <text:p>motorYDownMR</text:p>
          </table:table-cell>
          <table:table-cell table:formula="of:=COM.MICROSOFT.CONCAT(&quot;%QX0.0.1.&quot;;[.G75])" office:value-type="string" office:string-value="%QX0.0.1.119" calcext:value-type="string">
            <text:p>%QX0.0.1.119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motorYDownMR&quot; address=&quot;%QX0.0.1.119&quot;&gt;&lt;type&gt;                 &lt;BOOL/&gt;               &lt;/type&gt; &lt;/variable&gt;" calcext:value-type="string">
            <text:p>&lt;variable name="motorYDownMR" address="%QX0.0.1.1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formula="of:=COM.MICROSOFT.CONCAT(&quot;motorZLeft&quot;;[.B76])" office:value-type="string" office:string-value="motorZLeftMR" calcext:value-type="string">
            <text:p>motorZLeftMR</text:p>
          </table:table-cell>
          <table:table-cell table:formula="of:=COM.MICROSOFT.CONCAT(&quot;%QX0.0.1.&quot;;[.G76])" office:value-type="string" office:string-value="%QX0.0.1.118" calcext:value-type="string">
            <text:p>%QX0.0.1.118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motorZLeftMR&quot; address=&quot;%QX0.0.1.118&quot;&gt;&lt;type&gt;                 &lt;BOOL/&gt;               &lt;/type&gt; &lt;/variable&gt;" calcext:value-type="string">
            <text:p>&lt;variable name="motorZLeftMR" address="%QX0.0.1.11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formula="of:=COM.MICROSOFT.CONCAT(&quot;motorXRight&quot;;[.B77])" office:value-type="string" office:string-value="motorXRightMR" calcext:value-type="string">
            <text:p>motorXRightMR</text:p>
          </table:table-cell>
          <table:table-cell table:formula="of:=COM.MICROSOFT.CONCAT(&quot;%QX0.0.1.&quot;;[.G77])" office:value-type="string" office:string-value="%QX0.0.1.117" calcext:value-type="string">
            <text:p>%QX0.0.1.117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motorXRightMR&quot; address=&quot;%QX0.0.1.117&quot;&gt;&lt;type&gt;                 &lt;BOOL/&gt;               &lt;/type&gt; &lt;/variable&gt;" calcext:value-type="string">
            <text:p>&lt;variable name="motorXRightMR" address="%QX0.0.1.1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formula="of:=COM.MICROSOFT.CONCAT(&quot;grabPiece&quot;;[.B154])" office:value-type="string" office:string-value="grabPieceMR" calcext:value-type="string">
            <text:p>grabPieceMR</text:p>
          </table:table-cell>
          <table:table-cell table:formula="of:=COM.MICROSOFT.CONCAT(&quot;%QX0.0.1.&quot;;[.G154])" office:value-type="string" office:string-value="%QX0.0.1.123" calcext:value-type="string">
            <text:p>%QX0.0.1.123</text:p>
          </table:table-cell>
          <table:table-cell table:formula="of:=COM.MICROSOFT.CONCAT(&quot;&lt;variable name=&quot;&quot;&quot;;[.H154];&quot;&quot;&quot;&quot;;&quot; address=&quot;&quot;&quot;;[.I154];&quot;&quot;&quot;&quot;;&quot;&gt;&lt;type&gt;                 &lt;BOOL/&gt;               &lt;/type&gt; &lt;/variable&gt;&quot;)" office:value-type="string" office:string-value="&lt;variable name=&quot;grabPieceMR&quot; address=&quot;%QX0.0.1.123&quot;&gt;&lt;type&gt;                 &lt;BOOL/&gt;               &lt;/type&gt; &lt;/variable&gt;" calcext:value-type="string">
            <text:p>&lt;variable name="grabPieceMR" address="%QX0.0.1.1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warehouseBusy</text:p>
          </table:table-cell>
          <table:table-cell table:style-name="ce11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unUnload</text:p>
          </table:table-cell>
          <table:table-cell table:style-name="ce11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unTransformMach1</text:p>
          </table:table-cell>
          <table:table-cell table:style-name="ce11" office:value-type="string" calcext:value-type="string">
            <text:p>Corre transformação na máquina 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unTransformMach2</text:p>
          </table:table-cell>
          <table:table-cell table:style-name="ce11" office:value-type="string" calcext:value-type="string">
            <text:p>Corre transformação na máquina 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runTransformMach3</text:p>
          </table:table-cell>
          <table:table-cell table:style-name="ce11" office:value-type="string" calcext:value-type="string">
            <text:p>Corre transformação na máquina 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ell1Busy</text:p>
          </table:table-cell>
          <table:table-cell table:style-name="ce11" office:value-type="string" calcext:value-type="string">
            <text:p>MachiningCell 1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ell2Busy</text:p>
          </table:table-cell>
          <table:table-cell table:style-name="ce11" office:value-type="string" calcext:value-type="string">
            <text:p>Machining Cell 2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ell3Busy</text:p>
          </table:table-cell>
          <table:table-cell table:style-name="ce11" office:value-type="string" calcext:value-type="string">
            <text:p>Machining Cell 3 pode receber ordem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mount</text:p>
          </table:table-cell>
          <table:table-cell table:style-name="ce11" office:value-type="string" calcext:value-type="string">
            <text:p>Correr Ordem de montag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P1</text:p>
          </table:table-cell>
          <table:table-cell office:value-type="string" calcext:value-type="string">
            <text:p>Fica a TRUE se estiver a ser carregada uma P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adP2</text:p>
          </table:table-cell>
          <table:table-cell office:value-type="string" calcext:value-type="string">
            <text:p>Fica a TRUE se estiver a ser carregada uma P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Unload</text:p>
          </table:table-cell>
          <table:table-cell office:value-type="string" calcext:value-type="string">
            <text:p>eletr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initialPiece</text:p>
          </table:table-cell>
          <table:table-cell table:style-name="ce11" office:value-type="string" calcext:value-type="string">
            <text:p>Peça a retirar do armazém. P1 = 1; P2 = 2 …. P9 = 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topPiece</text:p>
          </table:table-cell>
          <table:table-cell table:style-name="ce11" office:value-type="string" calcext:value-type="string">
            <text:p>Segunda Peça a retirar do armazém. Utilizado na garr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nloadArea</text:p>
          </table:table-cell>
          <table:table-cell table:style-name="ce11" office:value-type="string" calcext:value-type="string">
            <text:p>Zona de descarga. PM1 = 1; PM2 = 2; PM3 = 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finalPiece</text:p>
          </table:table-cell>
          <table:table-cell table:style-name="ce11" office:value-type="string" calcext:value-type="string">
            <text:p>Peça que vai resultar das transformaçõe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initialPieceTransform</text:p>
          </table:table-cell>
          <table:table-cell table:style-name="ce11" office:value-type="string" calcext:value-type="string">
            <text:p>peça inicial do transform</text:p>
          </table:table-cell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bottomPiece</text:p>
          </table:table-cell>
          <table:table-cell table:style-name="ce11" office:value-type="string" calcext:value-type="string">
            <text:p>Peça de baixo da garra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2" table:value="3D Portal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-00-0000</text:date>, <text:time style:data-style-name="N2" text:time-value="19:55:17.995039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00:55:04.711907273</dc:date>
    <meta:editing-duration>P4DT20H32M52S</meta:editing-duration>
    <meta:editing-cycles>36</meta:editing-cycles>
    <meta:generator>LibreOffice/5.4.6.2$Linux_X86_64 LibreOffice_project/40m0$Build-2</meta:generator>
    <meta:document-statistic meta:table-count="2" meta:cell-count="2438" meta:object-count="0"/>
  </office:meta>
</office:document-meta>
</file>